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M for Powerline" style:text-underline-style="none" officeooo:rsid="00089c8f" officeooo:paragraph-rsid="00089c8f"/>
    </style:style>
    <style:style style:name="P2" style:family="paragraph" style:parent-style-name="Standard">
      <style:text-properties style:font-name="Meslo LG M for Powerline" style:text-underline-style="solid" style:text-underline-width="auto" style:text-underline-color="font-color" officeooo:rsid="000cb770" officeooo:paragraph-rsid="000cb770"/>
    </style:style>
    <style:style style:name="P3" style:family="paragraph" style:parent-style-name="Standard">
      <style:text-properties fo:color="#6a9955" style:font-name="Droid Sans Mono" fo:font-size="10.5pt" style:text-underline-style="none" fo:font-weight="normal" officeooo:rsid="00089c8f" officeooo:paragraph-rsid="00089c8f" fo:background-color="#1e1e1e"/>
    </style:style>
    <style:style style:name="P4" style:family="paragraph" style:parent-style-name="Standard">
      <style:text-properties style:font-name="Meslo LG M for Powerline" style:text-underline-style="none" officeooo:rsid="00089c8f" officeooo:paragraph-rsid="00089c8f"/>
    </style:style>
    <style:style style:name="P5" style:family="paragraph" style:parent-style-name="Standard">
      <style:text-properties style:font-name="Meslo LG M for Powerline" style:text-underline-style="none" officeooo:rsid="000d2919" officeooo:paragraph-rsid="000d2919"/>
    </style:style>
    <style:style style:name="P6" style:family="paragraph" style:parent-style-name="Standard">
      <style:text-properties style:font-name="Meslo LG M for Powerline" style:text-underline-style="none" officeooo:rsid="000eaad8" officeooo:paragraph-rsid="000eaad8"/>
    </style:style>
    <style:style style:name="P7" style:family="paragraph" style:parent-style-name="Standard">
      <style:text-properties style:font-name="Meslo LG M for Powerline" style:text-underline-style="none" officeooo:rsid="00108eab" officeooo:paragraph-rsid="00108eab"/>
    </style:style>
    <style:style style:name="T1" style:family="text">
      <style:text-properties officeooo:rsid="0009e814"/>
    </style:style>
    <style:style style:name="T2" style:family="text">
      <style:text-properties officeooo:rsid="0011d1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47: Promesas </text:p>
      <text:p text:style-name="P2">Las usamos cuando tenemos una concatenación de procesos asícronos, sino, usamos los callback.</text:p>
      <text:p text:style-name="P1">Para el manejo de errores y el callback hell, usamos las promesas (Es como un if else).</text:p>
      <text:p text:style-name="P1">En las promesas nos manejamos con dos recursos principales:</text:p>
      <text:p text:style-name="P1">-Re<text:span text:style-name="T1">solve = Es el return positivo de la promesa en caso de que se cumpla.</text:span></text:p>
      <text:p text:style-name="P3"/>
      <text:p text:style-name="P1">-R<text:span text:style-name="T1">eject = Es el return negativo en caso de que la promesa no se cumpla.</text:span></text:p>
      <text:p text:style-name="P1"/>
      <text:p text:style-name="P1">Cuando trabajamos con las promesas, tenemos dos métodos para trabajar con ellas:</text:p>
      <text:p text:style-name="P1">-’.then’ = Es el siguiente bloque que se va a ejecutar una vez que se cumpla la función inicial. (Podemos tener tantos métodos ‘.then’ como nosotros lo necesitemos).</text:p>
      <text:p text:style-name="P1">Al final de todos los métodos ‘.then’, tenemos el método ‘.catch()’ (Para manejar el error)</text:p>
      <text:p text:style-name="P1"/>
      <text:p text:style-name="P5">Clase 48: Async – Await</text:p>
      <text:p text:style-name="P6">Al trabajar con funciones asincronas, cada petición la puedo guardar en una variable y estar evitando de usar ‘.then’.</text:p>
      <text:p text:style-name="P7">-Cuando se usa una función asycrona se puede usar una palabra reservada llamada ‘await’</text:p>
      <text:p text:style-name="P7">-<text:span text:style-name="T2">await = Le dice a JS, ‘vas a esperar el resultado de está función antes de pasar a la siguiente línea y ejecutarla.’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5:36:31.487583231</meta:creation-date>
    <dc:date>2020-08-16T01:12:49.364684292</dc:date>
    <meta:editing-duration>PT1H21M13S</meta:editing-duration>
    <meta:editing-cycles>11</meta:editing-cycles>
    <meta:generator>LibreOffice/6.4.4.2$Linux_X86_64 LibreOffice_project/40$Build-2</meta:generator>
    <meta:document-statistic meta:table-count="0" meta:image-count="0" meta:object-count="0" meta:page-count="1" meta:paragraph-count="13" meta:word-count="187" meta:character-count="1082" meta:non-whitespace-character-count="906"/>
  </office:meta>
</office:document-meta>
</file>